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>
      <style:table-cell-properties style:text-align-source="value-type" style:repeat-content="false"/>
      <style:paragraph-properties fo:margin-left="0c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.366cm" svg:height="10.811cm" svg:x="7.176cm" svg:y="0.478cm">
            <draw:object draw:notify-on-update-of-ranges="Sheet1.A1:Sheet1.A1 Sheet1.A2:Sheet1.A15 Sheet1.B1:Sheet1.B1 Sheet1.B2:Sheet1.B15 Sheet1.A1:Sheet1.A1 Sheet1.A2:Sheet1.A15 Sheet1.C1:Sheet1.C1 Sheet1.C2:Sheet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(-1)^(n-1) a_n</text:p>
          </table:table-cell>
          <table:table-cell table:style-name="ce1" office:value-type="string" calcext:value-type="string">
            <text:p>s_n</text:p>
          </table:table-cell>
          <table:table-cell table:style-name="ce1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 (-1/ 2)^([.A2]-1)" office:value-type="float" office:value="1" calcext:value-type="float">
            <text:p>1,000 000</text:p>
          </table:table-cell>
          <table:table-cell table:style-name="ce3" table:formula="of:=[.B2]" office:value-type="float" office:value="1" calcext:value-type="float">
            <text:p>1,000 00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 (-1/ 2)^([.A3]-1)" office:value-type="float" office:value="-0.5" calcext:value-type="float">
            <text:p>-0,500 000</text:p>
          </table:table-cell>
          <table:table-cell table:style-name="ce3" table:formula="of:=[.C2]+[.B3]" office:value-type="float" office:value="0.5" calcext:value-type="float">
            <text:p>0,500 00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 (-1/ 2)^([.A4]-1)" office:value-type="float" office:value="0.25" calcext:value-type="float">
            <text:p>0,250 000</text:p>
          </table:table-cell>
          <table:table-cell table:style-name="ce3" table:formula="of:=[.C3]+[.B4]" office:value-type="float" office:value="0.75" calcext:value-type="float">
            <text:p>0,750 00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 (-1/ 2)^([.A5]-1)" office:value-type="float" office:value="-0.125" calcext:value-type="float">
            <text:p>-0,125 000</text:p>
          </table:table-cell>
          <table:table-cell table:style-name="ce3" table:formula="of:=[.C4]+[.B5]" office:value-type="float" office:value="0.625" calcext:value-type="float">
            <text:p>0,625 00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 (-1/ 2)^([.A6]-1)" office:value-type="float" office:value="0.0625" calcext:value-type="float">
            <text:p>0,062 500</text:p>
          </table:table-cell>
          <table:table-cell table:style-name="ce3" table:formula="of:=[.C5]+[.B6]" office:value-type="float" office:value="0.6875" calcext:value-type="float">
            <text:p>0,687 50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 (-1/ 2)^([.A7]-1)" office:value-type="float" office:value="-0.03125" calcext:value-type="float">
            <text:p>-0,031 250</text:p>
          </table:table-cell>
          <table:table-cell table:style-name="ce3" table:formula="of:=[.C6]+[.B7]" office:value-type="float" office:value="0.65625" calcext:value-type="float">
            <text:p>0,656 25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formula="of:= (-1/ 2)^([.A8]-1)" office:value-type="float" office:value="0.015625" calcext:value-type="float">
            <text:p>0,015 625</text:p>
          </table:table-cell>
          <table:table-cell table:style-name="ce3" table:formula="of:=[.C7]+[.B8]" office:value-type="float" office:value="0.671875" calcext:value-type="float">
            <text:p>0,671 87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 (-1/ 2)^([.A9]-1)" office:value-type="float" office:value="-0.0078125" calcext:value-type="float">
            <text:p>-0,007 813</text:p>
          </table:table-cell>
          <table:table-cell table:style-name="ce3" table:formula="of:=[.C8]+[.B9]" office:value-type="float" office:value="0.6640625" calcext:value-type="float">
            <text:p>0,664 06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table:formula="of:= (-1/ 2)^([.A10]-1)" office:value-type="float" office:value="0.00390625" calcext:value-type="float">
            <text:p>0,003 906</text:p>
          </table:table-cell>
          <table:table-cell table:style-name="ce3" table:formula="of:=[.C9]+[.B10]" office:value-type="float" office:value="0.66796875" calcext:value-type="float">
            <text:p>0,667 969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table:formula="of:= (-1/ 2)^([.A11]-1)" office:value-type="float" office:value="-0.001953125" calcext:value-type="float">
            <text:p>-0,001 953</text:p>
          </table:table-cell>
          <table:table-cell table:style-name="ce3" table:formula="of:=[.C10]+[.B11]" office:value-type="float" office:value="0.666015625" calcext:value-type="float">
            <text:p>0,666 016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table:formula="of:= (-1/ 2)^([.A12]-1)" office:value-type="float" office:value="0.0009765625" calcext:value-type="float">
            <text:p>0,000 977</text:p>
          </table:table-cell>
          <table:table-cell table:style-name="ce3" table:formula="of:=[.C11]+[.B12]" office:value-type="float" office:value="0.6669921875" calcext:value-type="float">
            <text:p>0,666 99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table:formula="of:= (-1/ 2)^([.A13]-1)" office:value-type="float" office:value="-0.00048828125" calcext:value-type="float">
            <text:p>-0,000 488</text:p>
          </table:table-cell>
          <table:table-cell table:style-name="ce3" table:formula="of:=[.C12]+[.B13]" office:value-type="float" office:value="0.66650390625" calcext:value-type="float">
            <text:p>0,666 504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table:formula="of:= (-1/ 2)^([.A14]-1)" office:value-type="float" office:value="0.000244140625" calcext:value-type="float">
            <text:p>0,000 244</text:p>
          </table:table-cell>
          <table:table-cell table:style-name="ce3" table:formula="of:=[.C13]+[.B14]" office:value-type="float" office:value="0.666748046875" calcext:value-type="float">
            <text:p>0,666 748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table:formula="of:= (-1/ 2)^([.A15]-1)" office:value-type="float" office:value="-0.0001220703125" calcext:value-type="float">
            <text:p>-0,000 122</text:p>
          </table:table-cell>
          <table:table-cell table:style-name="ce3" table:formula="of:=[.C14]+[.B15]" office:value-type="float" office:value="0.6666259765625" calcext:value-type="float">
            <text:p>0,666 626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2/3=</text:p>
          </table:table-cell>
          <table:table-cell table:style-name="ce3" table:formula="of:=2/3" office:value-type="float" office:value="0.666666666666667" calcext:value-type="float">
            <text:p>0,666 667</text:p>
          </table:table-cell>
          <table:table-cell table:number-columns-repeated="1020"/>
        </table:table-row>
        <table:table-row table:style-name="ro1" table:number-rows-repeated="104855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loext:min-decimal-places="9" number:min-integer-digits="1"/>
      <number:text>  </number:text>
    </number:number-style>
    <number:number-style style:name="N108" number:title="User-defined">
      <number:number number:decimal-places="6" loext:min-decimal-places="6" number:min-integer-digits="1"/>
      <number:text> </number:text>
    </number:number-style>
    <number:number-style style:name="N109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23:57:26.972422032</meta:creation-date>
    <dc:date>2020-09-16T00:14:33.693075712</dc:date>
    <meta:editing-duration>PT17M8S</meta:editing-duration>
    <meta:editing-cycles>3</meta:editing-cycles>
    <meta:generator>LibreOffice/6.4.5.2$Linux_X86_64 LibreOffice_project/40$Build-2</meta:generator>
    <meta:document-statistic meta:table-count="1" meta:cell-count="4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8" number:title="User-defined">
      <number:number number:decimal-places="6" loext:min-decimal-places="6" number:min-integer-digits="1"/>
      <number:text> </number:text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stroke="dash" draw:stroke-dash="Double_20_Dot" svg:stroke-color="#b3b3b3"/>
    </style:style>
    <style:style style:name="ch7" style:family="chart" style:data-style-name="N10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367cm" svg:height="10.812cm" xlink:href=".." xlink:type="simple" chart:class="chart:scatter" chart:style-name="ch1">
        <chart:legend chart:legend-position="bottom" svg:x="7.265cm" svg:y="10.213cm" style:legend-expansion="wide" chart:style-name="ch2"/>
        <chart:plot-area chart:style-name="ch3" table:cell-range-address="Sheet1.A1:Sheet1.C15" chart:data-source-has-labels="row" svg:x="0.387cm" svg:y="0.216cm" svg:width="18.593cm" svg:height="9.597cm">
          <chartooo:coordinate-region svg:x="1.22cm" svg:y="0.415cm" svg:width="17.76cm" svg:height="9.1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5" chart:label-cell-address="Sheet1.B1:Sheet1.B1" chart:class="chart:scatter">
            <chart:domain table:cell-range-address="Sheet1.A2:Sheet1.A15"/>
            <chart:data-point chart:repeated="14"/>
          </chart:series>
          <chart:series chart:style-name="ch8" chart:values-cell-range-address="Sheet1.C2:Sheet1.C15" chart:label-cell-address="Sheet1.C1:Sheet1.C1" chart:class="chart:scatte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(-1)^(n-1) a_n</text:p>
                <draw:g>
                  <svg:desc>Sheet1.B1:Sheet1.B1</svg:desc>
                </draw:g>
              </table:table-cell>
              <table:table-cell office:value-type="string">
                <text:p>s_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5</svg:desc>
                </draw:g>
              </table:table-cell>
              <table:table-cell office:value-type="float" office:value="1">
                <text:p>1</text:p>
                <draw:g>
                  <svg:desc>Sheet1.B2:Sheet1.B15</svg:desc>
                </draw:g>
              </table:table-cell>
              <table:table-cell office:value-type="float" office:value="1">
                <text:p>1</text:p>
                <draw:g>
                  <svg:desc>Sheet1.C2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0.5">
                <text:p>-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0.125">
                <text:p>-0.1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625">
                <text:p>0.0625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0.03125">
                <text:p>-0.03125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15625">
                <text:p>0.015625</text:p>
              </table:table-cell>
              <table:table-cell office:value-type="float" office:value="0.671875">
                <text:p>0.67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6640625">
                <text:p>0.664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66796875">
                <text:p>0.6679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0.001953125">
                <text:p>-0.001953125</text:p>
              </table:table-cell>
              <table:table-cell office:value-type="float" office:value="0.666015625">
                <text:p>0.66601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0.6669921875">
                <text:p>0.6669921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0.00048828125">
                <text:p>-0.00048828125</text:p>
              </table:table-cell>
              <table:table-cell office:value-type="float" office:value="0.66650390625">
                <text:p>0.6665039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244140625">
                <text:p>0.000244140625</text:p>
              </table:table-cell>
              <table:table-cell office:value-type="float" office:value="0.666748046875">
                <text:p>0.66674804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0.0001220703125">
                <text:p>-0.0001220703125</text:p>
              </table:table-cell>
              <table:table-cell office:value-type="float" office:value="0.6666259765625">
                <text:p>0.6666259765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uble_20_Dot" draw:display-name="Double Dot" draw:style="rect" draw:dots1="1" draw:dots1-length="100%" draw:dots2="1" draw:dots2-length="100%" draw:distance="500%"/>
  </office:styles>
</office:document-styles>
</file>